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45b5f5" officeooo:paragraph-rsid="0074083e" style:font-size-asian="10.5pt"/>
    </style:style>
    <style:style style:name="P3" style:family="paragraph" style:parent-style-name="Standard">
      <style:text-properties style:font-name="Liberation Serif" fo:language="en" fo:country="US" style:font-size-asian="10.5pt"/>
    </style:style>
    <style:style style:name="P4" style:family="paragraph" style:parent-style-name="Standard">
      <style:text-properties style:font-name="Liberation Serif" fo:language="en" fo:country="US" officeooo:paragraph-rsid="0012f467" style:font-size-asian="10.5pt"/>
    </style:style>
    <style:style style:name="P5" style:family="paragraph" style:parent-style-name="Standard">
      <style:text-properties style:font-name="Liberation Serif" fo:language="en" fo:country="US" officeooo:rsid="00486c57" officeooo:paragraph-rsid="00486c57" style:font-size-asian="10.5pt"/>
    </style:style>
    <style:style style:name="P6" style:family="paragraph" style:parent-style-name="Standard">
      <style:text-properties style:font-name="Liberation Serif" fo:language="en" fo:country="US" officeooo:rsid="00486c57" officeooo:paragraph-rsid="0074083e" style:font-size-asian="10.5pt"/>
    </style:style>
    <style:style style:name="P7" style:family="paragraph" style:parent-style-name="Standard">
      <style:text-properties style:font-name="Liberation Serif" fo:language="en" fo:country="US" officeooo:rsid="00486c57" officeooo:paragraph-rsid="00653932" style:font-size-asian="10.5pt"/>
    </style:style>
    <style:style style:name="P8" style:family="paragraph" style:parent-style-name="Standard">
      <style:text-properties style:font-name="Liberation Serif" fo:language="en" fo:country="US" officeooo:rsid="00486c57" officeooo:paragraph-rsid="00670a0a" style:font-size-asian="10.5pt"/>
    </style:style>
    <style:style style:name="P9" style:family="paragraph" style:parent-style-name="Standard">
      <style:text-properties style:font-name="Liberation Serif" fo:language="en" fo:country="US" officeooo:rsid="0038f29c" officeooo:paragraph-rsid="0038f29c" style:font-size-asian="10.5pt"/>
    </style:style>
    <style:style style:name="P10" style:family="paragraph" style:parent-style-name="Standard">
      <style:text-properties style:font-name="Liberation Serif" fo:language="en" fo:country="US" officeooo:rsid="0038f29c" officeooo:paragraph-rsid="0074083e" style:font-size-asian="10.5pt"/>
    </style:style>
    <style:style style:name="P11" style:family="paragraph" style:parent-style-name="Standard">
      <style:text-properties style:font-name="Liberation Serif" fo:language="en" fo:country="US" officeooo:rsid="003a5fec" officeooo:paragraph-rsid="003a5fec" style:font-size-asian="10.5pt"/>
    </style:style>
    <style:style style:name="P12" style:family="paragraph" style:parent-style-name="Standard">
      <style:text-properties style:font-name="Liberation Serif" fo:language="en" fo:country="US" officeooo:rsid="003a5fec" officeooo:paragraph-rsid="0074083e" style:font-size-asian="10.5pt"/>
    </style:style>
    <style:style style:name="P13" style:family="paragraph" style:parent-style-name="Standard">
      <style:text-properties style:font-name="Liberation Serif" fo:language="en" fo:country="US" officeooo:rsid="0045b5f5" officeooo:paragraph-rsid="0074083e" style:font-size-asian="10.5pt"/>
    </style:style>
    <style:style style:name="P14" style:family="paragraph" style:parent-style-name="Standard">
      <style:text-properties style:font-name="Liberation Serif" fo:language="en" fo:country="US" officeooo:rsid="004126ed" officeooo:paragraph-rsid="0074083e" style:font-size-asian="10.5pt"/>
    </style:style>
    <style:style style:name="P15" style:family="paragraph" style:parent-style-name="Standard">
      <style:text-properties style:font-name="Liberation Serif" fo:language="en" fo:country="US" officeooo:paragraph-rsid="0074083e" style:font-size-asian="10.5pt"/>
    </style:style>
    <style:style style:name="P16" style:family="paragraph" style:parent-style-name="Standard">
      <style:text-properties style:font-name="Liberation Serif" fo:language="en" fo:country="US" officeooo:rsid="004a27cc" officeooo:paragraph-rsid="0074083e" style:font-size-asian="10.5pt"/>
    </style:style>
    <style:style style:name="P17" style:family="paragraph" style:parent-style-name="Standard">
      <style:text-properties style:font-name="Liberation Serif" fo:language="en" fo:country="US" officeooo:rsid="004ee38b" officeooo:paragraph-rsid="0074083e" style:font-size-asian="10.5pt"/>
    </style:style>
    <style:style style:name="P18" style:family="paragraph" style:parent-style-name="Standard">
      <style:text-properties style:font-name="Liberation Serif" fo:language="en" fo:country="US" officeooo:rsid="0012f467" officeooo:paragraph-rsid="0074083e" style:font-size-asian="10.5pt"/>
    </style:style>
    <style:style style:name="P19" style:family="paragraph" style:parent-style-name="Standard">
      <style:text-properties style:font-name="Liberation Serif" fo:language="en" fo:country="US" officeooo:rsid="001f6e6c" officeooo:paragraph-rsid="0074083e" style:font-size-asian="10.5pt"/>
    </style:style>
    <style:style style:name="P20" style:family="paragraph" style:parent-style-name="Standard">
      <style:text-properties style:font-name="Liberation Serif" fo:language="en" fo:country="US" officeooo:rsid="0013575a" officeooo:paragraph-rsid="0074083e" style:font-size-asian="10.5pt"/>
    </style:style>
    <style:style style:name="P21" style:family="paragraph" style:parent-style-name="Standard">
      <style:text-properties style:font-name="Liberation Serif" fo:language="en" fo:country="US" officeooo:rsid="00149430" officeooo:paragraph-rsid="0074083e" style:font-size-asian="10.5pt"/>
    </style:style>
    <style:style style:name="P22" style:family="paragraph" style:parent-style-name="Standard">
      <style:text-properties style:font-name="Liberation Serif" fo:language="en" fo:country="US" officeooo:rsid="00149430" officeooo:paragraph-rsid="00149430" style:font-size-asian="10.5pt"/>
    </style:style>
    <style:style style:name="P23" style:family="paragraph" style:parent-style-name="Standard">
      <style:text-properties style:font-name="Liberation Serif" fo:language="en" fo:country="US" officeooo:rsid="00149430" officeooo:paragraph-rsid="0074e92c" style:font-size-asian="10.5pt"/>
    </style:style>
    <style:style style:name="P24" style:family="paragraph" style:parent-style-name="Standard">
      <style:text-properties style:font-name="Liberation Serif" fo:language="en" fo:country="US" officeooo:rsid="00149430" officeooo:paragraph-rsid="0076bc37" style:font-size-asian="10.5pt"/>
    </style:style>
    <style:style style:name="P25" style:family="paragraph" style:parent-style-name="Standard">
      <style:text-properties style:font-name="Liberation Serif" fo:language="en" fo:country="US" officeooo:rsid="00149430" officeooo:paragraph-rsid="0016d7d0" style:font-size-asian="10.5pt"/>
    </style:style>
    <style:style style:name="P26" style:family="paragraph" style:parent-style-name="Standard">
      <style:text-properties style:font-name="Liberation Serif" fo:language="en" fo:country="US" officeooo:rsid="001d8a2d" officeooo:paragraph-rsid="0074083e" style:font-size-asian="10.5pt"/>
    </style:style>
    <style:style style:name="P27" style:family="paragraph" style:parent-style-name="Standard">
      <style:text-properties style:font-name="Liberation Serif" fo:language="en" fo:country="US" officeooo:rsid="0064cf52" officeooo:paragraph-rsid="0074083e" style:font-size-asian="10.5pt"/>
    </style:style>
    <style:style style:name="P28" style:family="paragraph" style:parent-style-name="Standard">
      <style:text-properties style:font-name="Liberation Serif" fo:language="en" fo:country="US" officeooo:rsid="002a2c15" officeooo:paragraph-rsid="0074083e" style:font-size-asian="10.5pt"/>
    </style:style>
    <style:style style:name="P29" style:family="paragraph" style:parent-style-name="Standard">
      <style:text-properties style:font-name="Liberation Serif" fo:language="en" fo:country="US" officeooo:rsid="00320f9d" officeooo:paragraph-rsid="0074083e" style:font-size-asian="10.5pt"/>
    </style:style>
    <style:style style:name="P30" style:family="paragraph" style:parent-style-name="Standard">
      <style:text-properties style:font-name="Liberation Serif" fo:language="en" fo:country="US" officeooo:rsid="00653932" officeooo:paragraph-rsid="0074083e" style:font-size-asian="10.5pt"/>
    </style:style>
    <style:style style:name="P31" style:family="paragraph" style:parent-style-name="Standard">
      <style:text-properties style:font-name="Liberation Serif" fo:language="en" fo:country="US" officeooo:rsid="00653932" officeooo:paragraph-rsid="00653932" style:font-size-asian="10.5pt"/>
    </style:style>
    <style:style style:name="P32" style:family="paragraph" style:parent-style-name="Standard">
      <style:text-properties style:font-name="Liberation Serif" fo:language="en" fo:country="US" officeooo:rsid="00668eb2" officeooo:paragraph-rsid="0074083e" style:font-size-asian="10.5pt"/>
    </style:style>
    <style:style style:name="P33" style:family="paragraph" style:parent-style-name="Standard">
      <style:text-properties style:font-name="Liberation Serif" fo:language="en" fo:country="US" officeooo:rsid="00668eb2" officeooo:paragraph-rsid="00668eb2" style:font-size-asian="10.5pt"/>
    </style:style>
    <style:style style:name="P34" style:family="paragraph" style:parent-style-name="Standard">
      <style:text-properties style:font-name="Liberation Serif" fo:language="en" fo:country="US" officeooo:rsid="00670a0a" officeooo:paragraph-rsid="0074083e" style:font-size-asian="10.5pt"/>
    </style:style>
    <style:style style:name="P35" style:family="paragraph" style:parent-style-name="Standard">
      <style:text-properties style:font-name="Liberation Serif" fo:language="en" fo:country="US" officeooo:rsid="00670a0a" officeooo:paragraph-rsid="00670a0a" style:font-size-asian="10.5pt"/>
    </style:style>
    <style:style style:name="P36" style:family="paragraph" style:parent-style-name="Standard">
      <style:text-properties style:font-name="Liberation Serif" fo:language="en" fo:country="US" officeooo:rsid="0067bb21" officeooo:paragraph-rsid="0074083e" style:font-size-asian="10.5pt"/>
    </style:style>
    <style:style style:name="P37" style:family="paragraph" style:parent-style-name="Standard">
      <style:text-properties style:font-name="Liberation Serif" fo:language="en" fo:country="US" officeooo:rsid="0067bb21" officeooo:paragraph-rsid="0067bb21" style:font-size-asian="10.5pt"/>
    </style:style>
    <style:style style:name="P38" style:family="paragraph" style:parent-style-name="Standard">
      <style:text-properties style:font-name="Liberation Serif" fo:language="en" fo:country="US" officeooo:rsid="00532bb4" officeooo:paragraph-rsid="0074083e" style:font-size-asian="10.5pt"/>
    </style:style>
    <style:style style:name="P39" style:family="paragraph" style:parent-style-name="Standard">
      <style:text-properties style:font-name="Liberation Serif" fo:language="en" fo:country="US" officeooo:rsid="0070882c" officeooo:paragraph-rsid="0074083e" style:font-size-asian="10.5pt"/>
    </style:style>
    <style:style style:name="P40" style:family="paragraph" style:parent-style-name="Standard">
      <style:text-properties style:font-name="Liberation Serif" fo:language="en" fo:country="US" officeooo:rsid="0070882c" officeooo:paragraph-rsid="0070882c" style:font-size-asian="10.5pt"/>
    </style:style>
    <style:style style:name="P41" style:family="paragraph" style:parent-style-name="Standard">
      <style:text-properties style:font-name="Liberation Serif" fo:language="en" fo:country="US" officeooo:paragraph-rsid="0016d7d0" style:font-size-asian="10.5pt"/>
    </style:style>
    <style:style style:name="P42" style:family="paragraph" style:parent-style-name="Standard">
      <style:text-properties style:font-name="Liberation Serif" fo:language="en" fo:country="US" officeooo:paragraph-rsid="0054aeff" style:font-size-asian="10.5pt"/>
    </style:style>
    <style:style style:name="P43" style:family="paragraph" style:parent-style-name="Standard">
      <style:text-properties style:font-name="Liberation Serif" fo:language="en" fo:country="US" officeooo:rsid="002b5723" officeooo:paragraph-rsid="0054aeff" style:font-size-asian="10.5pt"/>
    </style:style>
    <style:style style:name="P44" style:family="paragraph" style:parent-style-name="Standard">
      <style:text-properties style:font-name="Liberation Serif" fo:language="en" fo:country="US" officeooo:rsid="002b5723" officeooo:paragraph-rsid="0076bc37" style:font-size-asian="10.5pt"/>
    </style:style>
    <style:style style:name="P45" style:family="paragraph" style:parent-style-name="Standard">
      <style:text-properties style:font-name="Liberation Serif" fo:language="en" fo:country="US" officeooo:rsid="0012cf09" officeooo:paragraph-rsid="0054aeff" style:font-size-asian="10.5pt"/>
    </style:style>
    <style:style style:name="P46" style:family="paragraph" style:parent-style-name="Standard">
      <style:text-properties style:font-name="Liberation Serif" fo:language="en" fo:country="US" officeooo:rsid="0016d7d0" style:font-size-asian="10.5pt"/>
    </style:style>
    <style:style style:name="P47" style:family="paragraph" style:parent-style-name="Standard">
      <style:text-properties style:font-name="Liberation Serif" fo:language="en" fo:country="US" officeooo:rsid="0016d7d0" officeooo:paragraph-rsid="0016d7d0" style:font-size-asian="10.5pt"/>
    </style:style>
    <style:style style:name="P48" style:family="paragraph" style:parent-style-name="Standard">
      <style:text-properties style:font-name="Liberation Serif" fo:language="en" fo:country="US" officeooo:rsid="00164a2b" officeooo:paragraph-rsid="0016d7d0" style:font-size-asian="10.5pt"/>
    </style:style>
    <style:style style:name="P49" style:family="paragraph" style:parent-style-name="Standard">
      <style:text-properties style:font-name="Liberation Serif" fo:language="en" fo:country="US" officeooo:rsid="0076bc37" officeooo:paragraph-rsid="0076bc37" style:font-size-asian="10.5pt"/>
    </style:style>
    <style:style style:name="P50" style:family="paragraph" style:parent-style-name="Standard">
      <style:text-properties style:font-name="Liberation Serif" fo:language="en" fo:country="US" officeooo:paragraph-rsid="00770fd7" style:font-size-asian="10.5pt"/>
    </style:style>
    <style:style style:name="P51" style:family="paragraph" style:parent-style-name="Standard">
      <style:text-properties style:font-name="Liberation Serif" fo:language="en" fo:country="US" officeooo:rsid="002ec7e8" officeooo:paragraph-rsid="002ec7e8" style:font-size-asian="10.5pt"/>
    </style:style>
    <style:style style:name="P52" style:family="paragraph" style:parent-style-name="Standard">
      <style:text-properties style:font-name="Liberation Serif" fo:language="en" fo:country="US" officeooo:rsid="0022073e" officeooo:paragraph-rsid="0022073e" style:font-size-asian="10.5pt"/>
    </style:style>
    <style:style style:name="P53" style:family="paragraph" style:parent-style-name="Standard">
      <style:text-properties style:font-name="Liberation Serif" fo:language="en" fo:country="US" officeooo:rsid="00176313" officeooo:paragraph-rsid="00176313" style:font-size-asian="10.5pt"/>
    </style:style>
    <style:style style:name="P54" style:family="paragraph" style:parent-style-name="Standard">
      <style:text-properties style:font-name="Liberation Serif" fo:language="en" fo:country="US" officeooo:rsid="00176313" officeooo:paragraph-rsid="002ec7e8" style:font-size-asian="10.5pt"/>
    </style:style>
    <style:style style:name="P55" style:family="paragraph" style:parent-style-name="Standard">
      <style:text-properties style:font-name="Liberation Serif" fo:language="en" fo:country="US" officeooo:rsid="00176313" officeooo:paragraph-rsid="0061397d" style:font-size-asian="10.5pt"/>
    </style:style>
    <style:style style:name="P56" style:family="paragraph" style:parent-style-name="Standard">
      <style:text-properties style:font-name="Liberation Serif" fo:language="en" fo:country="US" officeooo:rsid="00177b6c" officeooo:paragraph-rsid="00176313" style:font-size-asian="10.5pt"/>
    </style:style>
    <style:style style:name="P57" style:family="paragraph" style:parent-style-name="Standard">
      <style:text-properties style:font-name="Liberation Serif" fo:language="en" fo:country="US" officeooo:rsid="002ee8b6" officeooo:paragraph-rsid="0061397d" style:font-size-asian="10.5pt"/>
    </style:style>
    <style:style style:name="P58" style:family="paragraph" style:parent-style-name="Standard">
      <style:text-properties style:font-name="Liberation Serif" fo:language="en" fo:country="US" officeooo:rsid="00184527" officeooo:paragraph-rsid="0061397d" style:font-size-asian="10.5pt"/>
    </style:style>
    <style:style style:name="P59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60" style:family="paragraph" style:parent-style-name="Standard">
      <style:text-properties style:font-name="Liberation Serif" fo:language="en" fo:country="US" fo:font-weight="bold" officeooo:rsid="00486c57" officeooo:paragraph-rsid="0074083e" style:font-size-asian="10.5pt" style:font-weight-asian="bold" style:font-weight-complex="bold"/>
    </style:style>
    <style:style style:name="P61" style:family="paragraph" style:parent-style-name="Standard">
      <style:text-properties style:font-name="Liberation Serif" fo:language="en" fo:country="US" fo:font-weight="bold" officeooo:paragraph-rsid="0016d7d0" style:font-size-asian="10.5pt" style:font-weight-asian="bold" style:font-weight-complex="bold"/>
    </style:style>
    <style:style style:name="P62" style:family="paragraph" style:parent-style-name="Standard"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63" style:family="paragraph" style:parent-style-name="Standard">
      <style:text-properties style:font-name="Liberation Serif" fo:language="en" fo:country="US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4" style:family="paragraph" style:parent-style-name="Standard">
      <style:text-properties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5" style:family="paragraph" style:parent-style-name="Standard">
      <style:text-properties style:font-name="Liberation Serif" fo:language="en" fo:country="US" officeooo:rsid="002b5723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66" style:family="paragraph" style:parent-style-name="Standard">
      <style:text-properties style:font-name="Liberation Serif" fo:language="en" fo:country="US" officeooo:rsid="002b5723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67" style:family="paragraph" style:parent-style-name="Standard">
      <style:text-properties style:font-name="Liberation Serif" fo:language="en" fo:country="US" officeooo:rsid="002b5723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68" style:family="paragraph" style:parent-style-name="Standard">
      <style:text-properties style:font-name="Liberation Serif" fo:language="en" fo:country="US" officeooo:rsid="002b5723" officeooo:paragraph-rsid="002b5723" style:font-name-asian="Liberation Serif1" style:font-size-asian="10.5pt" style:language-asian="de" style:country-asian="DE" style:font-name-complex="Liberation Serif1" style:language-complex="de" style:country-complex="DE"/>
    </style:style>
    <style:style style:name="P69" style:family="paragraph" style:parent-style-name="Standard">
      <style:text-properties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70" style:family="paragraph" style:parent-style-name="Standard">
      <style:text-properties style:font-name="Liberation Serif" fo:language="en" fo:country="US" officeooo:rsid="0054aeff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1" style:family="paragraph" style:parent-style-name="Standard">
      <style:text-properties style:font-name="Liberation Serif" fo:language="en" fo:country="US" officeooo:rsid="0054aeff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2" style:family="paragraph" style:parent-style-name="Standard">
      <style:text-properties style:font-name="Liberation Serif" fo:language="en" fo:country="US" officeooo:rsid="0054aeff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3" style:family="paragraph" style:parent-style-name="Standard">
      <style:text-properties style:font-name="Liberation Serif" fo:language="en" fo:country="US" officeooo:rsid="00559ab2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4" style:family="paragraph" style:parent-style-name="Standard">
      <style:text-properties style:font-name="Liberation Serif" fo:language="en" fo:country="US" officeooo:rsid="005d4806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5" style:family="paragraph" style:parent-style-name="Standard">
      <style:text-properties style:font-name="Liberation Serif" fo:language="en" fo:country="US" officeooo:rsid="0063140c" officeooo:paragraph-rsid="0063140c" style:font-name-asian="Liberation Serif1" style:font-size-asian="10.5pt" style:language-asian="de" style:country-asian="DE" style:font-name-complex="Liberation Serif1" style:language-complex="de" style:country-complex="DE"/>
    </style:style>
    <style:style style:name="P76" style:family="paragraph" style:parent-style-name="Standard">
      <style:text-properties style:font-name="Liberation Serif" fo:language="en" fo:country="US" officeooo:rsid="002ec7e8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77" style:family="paragraph" style:parent-style-name="Standard">
      <style:text-properties style:font-name="Liberation Serif" fo:language="en" fo:country="US" officeooo:rsid="002ec7e8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8" style:family="paragraph" style:parent-style-name="Standard">
      <style:text-properties style:font-name="Liberation Serif" fo:language="en" fo:country="US" officeooo:rsid="002ec7e8" officeooo:paragraph-rsid="0057727d" style:font-name-asian="Liberation Serif1" style:font-size-asian="10.5pt" style:language-asian="de" style:country-asian="DE" style:font-name-complex="Liberation Serif1" style:language-complex="de" style:country-complex="DE"/>
    </style:style>
    <style:style style:name="P79" style:family="paragraph" style:parent-style-name="Standard"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80" style:family="paragraph" style:parent-style-name="Standard">
      <style:text-properties style:font-name="Liberation Serif" fo:language="en" fo:country="US" officeooo:rsid="002ec7e8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81" style:family="paragraph" style:parent-style-name="Standard">
      <style:text-properties style:font-name="Liberation Serif" fo:language="en" fo:country="US" officeooo:rsid="002e1820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82" style:family="paragraph" style:parent-style-name="Standard">
      <style:text-properties style:font-name="Liberation Serif" fo:language="en" fo:country="US" officeooo:rsid="0037e1d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3" style:family="paragraph" style:parent-style-name="Standard">
      <style:text-properties style:font-name="Liberation Serif" fo:language="en" fo:country="US" officeooo:rsid="00362faf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4" style:family="paragraph" style:parent-style-name="Standard">
      <style:text-properties style:font-name="Liberation Serif" fo:language="en" fo:country="US" officeooo:rsid="0038f29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5" style:family="paragraph" style:parent-style-name="Standard">
      <style:text-properties style:font-name="Liberation Serif" fo:language="en" fo:country="US" officeooo:rsid="003a5fe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6" style:family="paragraph" style:parent-style-name="Standard">
      <style:text-properties style:font-name="Liberation Serif" fo:language="en" fo:country="US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87" style:family="paragraph" style:parent-style-name="Standard">
      <style:text-properties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88" style:family="paragraph" style:parent-style-name="Standard">
      <style:text-properties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89" style:family="paragraph" style:parent-style-name="Standard">
      <style:text-properties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0" style:family="paragraph" style:parent-style-name="Standard">
      <style:text-properties style:font-name="Liberation Serif" fo:language="en" fo:country="US" officeooo:rsid="0016d7d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1" style:family="paragraph" style:parent-style-name="Standard">
      <style:text-properties style:font-name="Liberation Serif" fo:language="en" fo:country="US" officeooo:rsid="0016d7d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2" style:family="paragraph" style:parent-style-name="Standard">
      <style:text-properties style:font-name="Liberation Serif" fo:language="en" fo:country="US" officeooo:rsid="00770fd7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3" style:family="paragraph" style:parent-style-name="Standard">
      <style:text-properties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4" style:family="paragraph" style:parent-style-name="Standard">
      <style:paragraph-properties fo:text-align="start" style:justify-single-word="false"/>
      <style:text-properties style:font-name="Liberation Serif" fo:language="en" fo:country="US" officeooo:paragraph-rsid="003a5fec"/>
    </style:style>
    <style:style style:name="P95" style:family="paragraph" style:parent-style-name="Standard">
      <style:text-properties style:font-name="Liberation Serif" officeooo:paragraph-rsid="0012f467"/>
    </style:style>
    <style:style style:name="P96" style:family="paragraph" style:parent-style-name="Standard">
      <style:text-properties style:font-name="Liberation Serif" fo:font-size="12pt" fo:language="en" fo:country="US" officeooo:rsid="0038f29c" officeooo:paragraph-rsid="0038f29c" style:font-size-asian="12pt"/>
    </style:style>
    <style:style style:name="P97" style:family="paragraph" style:parent-style-name="Standard">
      <style:text-properties style:font-name="Liberation Serif" fo:font-size="12pt" fo:language="en" fo:country="US" officeooo:rsid="0038f29c" officeooo:paragraph-rsid="003a5fec" style:font-size-asian="12pt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paragraph-rsid="003a5fec" style:font-size-asian="12pt"/>
    </style:style>
    <style:style style:name="P99" style:family="paragraph" style:parent-style-name="Standard">
      <style:text-properties style:font-name="Liberation Serif" fo:font-size="12pt" fo:language="en" fo:country="US" officeooo:rsid="00532bb4" officeooo:paragraph-rsid="0074083e" style:font-size-asian="10.5pt"/>
    </style:style>
    <style:style style:name="P100" style:family="paragraph" style:parent-style-name="Standard">
      <style:text-properties style:font-name="Liberation Serif" officeooo:rsid="0045b5f5" officeooo:paragraph-rsid="0074083e"/>
    </style:style>
    <style:style style:name="P101" style:family="paragraph" style:parent-style-name="Standard">
      <style:text-properties style:font-name="Liberation Serif" officeooo:paragraph-rsid="0054aeff"/>
    </style:style>
    <style:style style:name="P102" style:family="paragraph" style:parent-style-name="Standard">
      <style:text-properties fo:color="#000000" style:font-name="Liberation Serif" fo:language="en" fo:country="US" officeooo:rsid="0045b5f5" officeooo:paragraph-rsid="00486c57" style:font-size-asian="10.5pt"/>
    </style:style>
    <style:style style:name="P103" style:family="paragraph" style:parent-style-name="Standard">
      <style:text-properties fo:color="#000000" style:font-name="Liberation Serif" fo:language="en" fo:country="US" officeooo:rsid="0045b5f5" officeooo:paragraph-rsid="0074083e" style:font-size-asian="10.5pt"/>
    </style:style>
    <style:style style:name="P104" style:family="paragraph" style:parent-style-name="Standard">
      <style:text-properties fo:color="#000000" style:font-name="Liberation Serif" fo:language="en" fo:country="US" officeooo:rsid="004126ed" officeooo:paragraph-rsid="0074083e" style:font-size-asian="10.5pt"/>
    </style:style>
    <style:style style:name="P105" style:family="paragraph" style:parent-style-name="Standard">
      <style:text-properties fo:color="#800000" style:font-name="Liberation Serif" fo:language="en" fo:country="US" officeooo:rsid="00149430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06" style:family="paragraph" style:parent-style-name="Standard">
      <style:text-properties fo:color="#800000" style:font-name="Liberation Serif" fo:language="en" fo:country="US" officeooo:rsid="00149430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07" style:family="paragraph" style:parent-style-name="Standard">
      <style:text-properties fo:color="#800000"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08" style:family="paragraph" style:parent-style-name="Standard">
      <style:text-properties fo:color="#800000"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09" style:family="paragraph" style:parent-style-name="Standard">
      <style:text-properties fo:color="#800000"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10" style:family="paragraph" style:parent-style-name="Standard">
      <style:text-properties fo:color="#800000"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11" style:family="paragraph" style:parent-style-name="Standard">
      <style:text-properties fo:color="#800000"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12" style:family="paragraph" style:parent-style-name="Standard">
      <style:text-properties fo:color="#800000"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3" style:family="paragraph" style:parent-style-name="Standard">
      <style:text-properties fo:color="#800000" style:font-name="Liberation Serif" fo:language="en" fo:country="US" officeooo:paragraph-rsid="003e35a7" style:font-name-asian="Liberation Serif1" style:font-size-asian="10.5pt" style:language-asian="de" style:country-asian="DE" style:font-name-complex="Liberation Serif1" style:language-complex="de" style:country-complex="DE"/>
    </style:style>
    <style:style style:name="P114" style:family="paragraph" style:parent-style-name="Standard">
      <style:text-properties fo:color="#800000" style:font-name="Liberation Serif" fo:language="en" fo:country="US" style:font-size-asian="10.5pt"/>
    </style:style>
    <style:style style:name="P115" style:family="paragraph" style:parent-style-name="Standard">
      <style:text-properties fo:color="#800000" style:font-name="Liberation Serif" fo:language="en" fo:country="US" officeooo:rsid="00176313" officeooo:paragraph-rsid="00176313" style:font-size-asian="10.5pt"/>
    </style:style>
    <style:style style:name="P116" style:family="paragraph" style:parent-style-name="Standard">
      <style:text-properties fo:color="#800000" style:font-name="Liberation Serif" fo:language="en" fo:country="US" officeooo:rsid="00176313" officeooo:paragraph-rsid="003a5fec" style:font-size-asian="10.5pt"/>
    </style:style>
    <style:style style:name="P117" style:family="paragraph" style:parent-style-name="Standard">
      <style:text-properties fo:color="#800000" style:font-name="Liberation Serif" fo:language="en" fo:country="US" officeooo:rsid="00176313" officeooo:paragraph-rsid="002ec7e8" style:font-size-asian="10.5pt"/>
    </style:style>
    <style:style style:name="P118" style:family="paragraph" style:parent-style-name="Standard">
      <style:text-properties fo:color="#800000" style:font-name="Liberation Serif" fo:language="en" fo:country="US" officeooo:rsid="00176313" officeooo:paragraph-rsid="0061397d" style:font-size-asian="10.5pt"/>
    </style:style>
    <style:style style:name="P119" style:family="paragraph" style:parent-style-name="Standard">
      <style:text-properties fo:color="#ff0000" style:font-name="Liberation Serif" fo:language="en" fo:country="US" officeooo:rsid="0054aeff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0" style:family="paragraph" style:parent-style-name="Standard">
      <style:text-properties fo:color="#ff0000" style:font-name="Liberation Serif" fo:language="en" fo:country="US" officeooo:rsid="002b5723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1" style:family="paragraph" style:parent-style-name="Standard">
      <style:text-properties fo:color="#ce181e" style:font-name="Liberation Serif" fo:language="en" fo:country="US" fo:font-style="normal" officeooo:rsid="00149430" officeooo:paragraph-rsid="0076bc37" style:font-size-asian="10.5pt" style:font-style-asian="normal" style:font-style-complex="normal"/>
    </style:style>
    <style:style style:name="P122" style:family="paragraph" style:parent-style-name="Standard">
      <style:text-properties fo:color="#ce181e" style:font-name="Liberation Serif" fo:language="en" fo:country="US" fo:font-style="normal" officeooo:rsid="0076bc37" officeooo:paragraph-rsid="0076bc37" style:font-size-asian="10.5pt" style:font-style-asian="normal" style:font-style-complex="normal"/>
    </style:style>
    <style:style style:name="P123" style:family="paragraph" style:parent-style-name="Standard">
      <style:paragraph-properties fo:break-before="page"/>
      <style:text-properties style:font-name="Liberation Serif" fo:language="en" fo:country="US" officeooo:rsid="00486c57" officeooo:paragraph-rsid="0074083e" style:font-size-asian="10.5pt"/>
    </style:style>
    <style:style style:name="P124" style:family="paragraph" style:parent-style-name="Standard">
      <style:paragraph-properties fo:break-before="page"/>
      <style:text-properties style:font-name="Liberation Serif" fo:language="en" fo:country="US" officeooo:rsid="00532bb4" officeooo:paragraph-rsid="00176313" style:font-size-asian="10.5pt"/>
    </style:style>
    <style:style style:name="P125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126" style:family="paragraph" style:parent-style-name="Standard">
      <style:paragraph-properties fo:break-before="page"/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127" style:family="paragraph" style:parent-style-name="Standard">
      <style:paragraph-properties fo:break-before="page"/>
      <style:text-properties style:font-name="Liberation Serif" fo:language="en" fo:country="US" fo:font-weight="bold" officeooo:rsid="00176313" officeooo:paragraph-rsid="0061397d" style:font-size-asian="10.5pt" style:font-weight-asian="bold" style:font-weight-complex="bold"/>
    </style:style>
    <style:style style:name="P128" style:family="paragraph" style:parent-style-name="Standard">
      <style:paragraph-properties fo:break-before="page"/>
      <style:text-properties style:font-name="Liberation Serif" fo:language="en" fo:country="US" fo:font-weight="bold" officeooo:rsid="002ec7e8" officeooo:paragraph-rsid="003a5fec" style:font-name-asian="Liberation Serif1" style:font-size-asian="10.5pt" style:language-asian="de" style:country-asian="DE" style:font-weight-asian="bold" style:font-name-complex="Liberation Serif1" style:language-complex="de" style:country-complex="DE" style:font-weight-complex="bold"/>
    </style:style>
    <style:style style:name="P129" style:family="paragraph" style:parent-style-name="Standard">
      <style:paragraph-properties fo:break-before="page"/>
      <style:text-properties style:font-name="Liberation Serif" fo:language="en" fo:country="US" officeooo:rsid="002ec7e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130" style:family="paragraph" style:parent-style-name="Standard">
      <style:paragraph-properties fo:break-before="page"/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131" style:family="paragraph" style:parent-style-name="Standard">
      <style:paragraph-properties style:border-line-width-bottom="0.002cm 0.004cm 0.002cm" fo:padding="0.074cm" fo:border-left="none" fo:border-right="none" fo:border-top="none" fo:border-bottom="0.2pt double #000000" style:join-border="false"/>
      <style:text-properties style:font-name="Liberation Serif" fo:language="en" fo:country="US" officeooo:paragraph-rsid="0016d7d0" style:font-size-asian="10.5pt"/>
    </style:style>
    <style:style style:name="P132" style:family="paragraph" style:parent-style-name="Standard">
      <style:text-properties style:font-name="Liberation Serif" fo:language="en" fo:country="US" style:font-size-asian="10.5pt"/>
    </style:style>
    <style:style style:name="P133" style:family="paragraph" style:parent-style-name="Standard">
      <style:text-properties style:font-name="Liberation Serif" fo:language="en" fo:country="US" officeooo:rsid="007a849a" officeooo:paragraph-rsid="007a849a" style:font-size-asian="10.5pt"/>
    </style:style>
    <style:style style:name="T1" style:family="text">
      <style:text-properties officeooo:rsid="004255fe"/>
    </style:style>
    <style:style style:name="T2" style:family="text">
      <style:text-properties fo:color="#800000"/>
    </style:style>
    <style:style style:name="T3" style:family="text">
      <style:text-properties fo:color="#800000" officeooo:rsid="00149430"/>
    </style:style>
    <style:style style:name="T4" style:family="text">
      <style:text-properties fo:color="#800000" officeooo:rsid="002b5723"/>
    </style:style>
    <style:style style:name="T5" style:family="text">
      <style:text-properties fo:color="#800000" officeooo:rsid="002ec7e8"/>
    </style:style>
    <style:style style:name="T6" style:family="text">
      <style:text-properties fo:color="#800000" officeooo:rsid="0037e1d8"/>
    </style:style>
    <style:style style:name="T7" style:family="text">
      <style:text-properties fo:color="#800000" officeooo:rsid="0054aeff"/>
    </style:style>
    <style:style style:name="T8" style:family="text">
      <style:text-properties fo:color="#800000" officeooo:rsid="00559ab2"/>
    </style:style>
    <style:style style:name="T9" style:family="text">
      <style:text-properties fo:color="#800000" officeooo:rsid="0057a44b"/>
    </style:style>
    <style:style style:name="T10" style:family="text">
      <style:text-properties fo:color="#800000" officeooo:rsid="005d4806"/>
    </style:style>
    <style:style style:name="T11" style:family="text">
      <style:text-properties fo:color="#800000" officeooo:rsid="005ed679"/>
    </style:style>
    <style:style style:name="T12" style:family="text">
      <style:text-properties fo:color="#800000" officeooo:rsid="00721a0b"/>
    </style:style>
    <style:style style:name="T13" style:family="text">
      <style:text-properties fo:color="#800000" style:font-name-asian="Liberation Serif1" style:language-asian="de" style:country-asian="DE" style:font-name-complex="Liberation Serif1" style:language-complex="de" style:country-complex="DE"/>
    </style:style>
    <style:style style:name="T14" style:family="text">
      <style:text-properties fo:color="#800000" officeooo:rsid="00149430" style:font-name-asian="Liberation Serif1" style:language-asian="de" style:country-asian="DE" style:font-name-complex="Liberation Serif1" style:language-complex="de" style:country-complex="DE"/>
    </style:style>
    <style:style style:name="T15" style:family="text">
      <style:text-properties officeooo:rsid="0012f467"/>
    </style:style>
    <style:style style:name="T16" style:family="text">
      <style:text-properties officeooo:rsid="0013575a"/>
    </style:style>
    <style:style style:name="T17" style:family="text">
      <style:text-properties officeooo:rsid="00164a2b"/>
    </style:style>
    <style:style style:name="T18" style:family="text">
      <style:text-properties officeooo:rsid="00177b6c"/>
    </style:style>
    <style:style style:name="T19" style:family="text">
      <style:text-properties officeooo:rsid="0022934d"/>
    </style:style>
    <style:style style:name="T20" style:family="text">
      <style:text-properties officeooo:rsid="0023fc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4aeff" style:font-weight-asian="bold" style:font-weight-complex="bold"/>
    </style:style>
    <style:style style:name="T23" style:family="text">
      <style:text-properties fo:font-weight="bold" officeooo:rsid="0037e1d8" style:font-weight-asian="bold" style:font-weight-complex="bold"/>
    </style:style>
    <style:style style:name="T24" style:family="text">
      <style:text-properties officeooo:rsid="002ec7e8"/>
    </style:style>
    <style:style style:name="T25" style:family="text">
      <style:text-properties officeooo:rsid="002ee8b6"/>
    </style:style>
    <style:style style:name="T26" style:family="text">
      <style:text-properties officeooo:rsid="00320f9d"/>
    </style:style>
    <style:style style:name="T27" style:family="text">
      <style:text-properties officeooo:rsid="00340c6c"/>
    </style:style>
    <style:style style:name="T28" style:family="text">
      <style:text-properties officeooo:rsid="00362faf"/>
    </style:style>
    <style:style style:name="T29" style:family="text">
      <style:text-properties officeooo:rsid="0037e1d8"/>
    </style:style>
    <style:style style:name="T30" style:family="text">
      <style:text-properties officeooo:rsid="0038f29c"/>
    </style:style>
    <style:style style:name="T31" style:family="text">
      <style:text-properties fo:language="en" fo:country="US" style:font-size-asian="10.5pt"/>
    </style:style>
    <style:style style:name="T32" style:family="text">
      <style:text-properties fo:language="en" fo:country="US" officeooo:rsid="0012f467" style:font-size-asian="10.5pt"/>
    </style:style>
    <style:style style:name="T33" style:family="text">
      <style:text-properties fo:language="en" fo:country="US" officeooo:rsid="0038f29c" style:font-size-asian="10.5pt"/>
    </style:style>
    <style:style style:name="T34" style:family="text">
      <style:text-properties fo:language="en" fo:country="US" officeooo:rsid="0045b5f5" style:font-size-asian="10.5pt"/>
    </style:style>
    <style:style style:name="T35" style:family="text">
      <style:text-properties fo:language="en" fo:country="US" officeooo:rsid="00486c57" style:font-size-asian="10.5pt"/>
    </style:style>
    <style:style style:name="T36" style:family="text">
      <style:text-properties fo:language="en" fo:country="US" officeooo:rsid="0074083e" style:font-size-asian="10.5pt"/>
    </style:style>
    <style:style style:name="T37" style:family="text">
      <style:text-properties officeooo:rsid="0039ee51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officeooo:rsid="003a5fec" style:font-size-asian="12pt"/>
    </style:style>
    <style:style style:name="T40" style:family="text">
      <style:text-properties officeooo:rsid="003a5fec"/>
    </style:style>
    <style:style style:name="T41" style:family="text">
      <style:text-properties officeooo:rsid="003c1300"/>
    </style:style>
    <style:style style:name="T42" style:family="text">
      <style:text-properties officeooo:rsid="003e35a7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e35a7" style:font-style-asian="normal" style:font-style-complex="normal"/>
    </style:style>
    <style:style style:name="T45" style:family="text">
      <style:text-properties officeooo:rsid="0019d611"/>
    </style:style>
    <style:style style:name="T46" style:family="text">
      <style:text-properties officeooo:rsid="001630b1"/>
    </style:style>
    <style:style style:name="T47" style:family="text">
      <style:text-properties fo:color="#ff0000"/>
    </style:style>
    <style:style style:name="T48" style:family="text">
      <style:text-properties fo:color="#ff0000" fo:language="en" fo:country="US" style:font-size-asian="10.5pt"/>
    </style:style>
    <style:style style:name="T49" style:family="text">
      <style:text-properties fo:color="#ff0000" fo:font-style="normal" style:font-style-asian="normal" style:font-style-complex="normal"/>
    </style:style>
    <style:style style:name="T50" style:family="text">
      <style:text-properties fo:color="#ff0000" officeooo:rsid="005ed679"/>
    </style:style>
    <style:style style:name="T51" style:family="text">
      <style:text-properties fo:color="#2a6099"/>
    </style:style>
    <style:style style:name="T52" style:family="text">
      <style:text-properties fo:color="#2a6099" fo:language="en" fo:country="US" style:font-size-asian="10.5pt"/>
    </style:style>
    <style:style style:name="T53" style:family="text">
      <style:text-properties fo:color="#000000"/>
    </style:style>
    <style:style style:name="T54" style:family="text">
      <style:text-properties officeooo:rsid="00469d2e"/>
    </style:style>
    <style:style style:name="T55" style:family="text">
      <style:text-properties officeooo:rsid="004832d3"/>
    </style:style>
    <style:style style:name="T56" style:family="text">
      <style:text-properties officeooo:rsid="00486c57"/>
    </style:style>
    <style:style style:name="T57" style:family="text">
      <style:text-properties officeooo:rsid="004a27cc"/>
    </style:style>
    <style:style style:name="T58" style:family="text">
      <style:text-properties officeooo:rsid="004a85c6"/>
    </style:style>
    <style:style style:name="T59" style:family="text">
      <style:text-properties officeooo:rsid="004c35b9"/>
    </style:style>
    <style:style style:name="T60" style:family="text">
      <style:text-properties officeooo:rsid="004d27ce"/>
    </style:style>
    <style:style style:name="T61" style:family="text">
      <style:text-properties officeooo:rsid="0054aeff"/>
    </style:style>
    <style:style style:name="T62" style:family="text">
      <style:text-properties officeooo:rsid="0057727d"/>
    </style:style>
    <style:style style:name="T63" style:family="text">
      <style:text-properties officeooo:rsid="005ed679"/>
    </style:style>
    <style:style style:name="T64" style:family="text">
      <style:text-properties officeooo:rsid="00602b1e"/>
    </style:style>
    <style:style style:name="T65" style:family="text">
      <style:text-properties officeooo:rsid="0061397d"/>
    </style:style>
    <style:style style:name="T66" style:family="text">
      <style:text-properties officeooo:rsid="0063140c"/>
    </style:style>
    <style:style style:name="T67" style:family="text">
      <style:text-properties fo:color="#ce181e"/>
    </style:style>
    <style:style style:name="T68" style:family="text">
      <style:text-properties fo:color="#ce181e" officeooo:rsid="0076bc37"/>
    </style:style>
    <style:style style:name="T69" style:family="text">
      <style:text-properties officeooo:rsid="006914fa"/>
    </style:style>
    <style:style style:name="T70" style:family="text">
      <style:text-properties officeooo:rsid="006dc49f"/>
    </style:style>
    <style:style style:name="T71" style:family="text">
      <style:text-properties officeooo:rsid="00721a0b"/>
    </style:style>
    <style:style style:name="T72" style:family="text">
      <style:text-properties officeooo:rsid="00742ace"/>
    </style:style>
    <style:style style:name="T73" style:family="text">
      <style:text-properties officeooo:rsid="0076bc37"/>
    </style:style>
    <style:style style:name="T74" style:family="text">
      <style:text-properties officeooo:rsid="00770fd7"/>
    </style:style>
    <style:style style:name="T75" style:family="text">
      <style:text-properties officeooo:rsid="0012cf09"/>
    </style:style>
    <style:style style:name="T76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X <text:span text:style-name="T30">style </text:span>installation of the DISCUS / DIFFEV / KUPLOT / <text:span text:style-name="T30">DISCUS_SUITE</text:span> software <text:span text:style-name="T15">with CYGWIN</text:span></text:p>
      <text:p text:style-name="P133">Version 5.31.</text:p>
      <text:p text:style-name="P4"/>
      <text:p text:style-name="P59">Preparation:</text:p>
      <text:p text:style-name="P95"><text:span text:style-name="T32">Install </text:span><text:span text:style-name="T33">a basic </text:span><text:span text:style-name="T32">CYGWIN64 or CYGWIN on your computer. </text:span><text:span text:style-name="T33">To be found at “www.cygwin.com” </text:span><text:span text:style-name="T34">During the basic installation, please accept all defaults of the Cygwin installer.</text:span></text:p>
      <text:p text:style-name="P5">See the section <text:span text:style-name="T21">Detailed Cygwin Installation</text:span> for a step to step guide</text:p>
      <text:p text:style-name="P102"/>
      <text:p text:style-name="P9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9"/>
      <text:p text:style-name="P11">See the UNIX section for a very short introduction.</text:p>
      <text:p text:style-name="P11"/>
      <text:p text:style-name="P96"/>
      <text:p text:style-name="P123"/>
      <text:p text:style-name="P60">Detailed Cygwin Installation</text:p>
      <text:p text:style-name="P100"><text:span text:style-name="T36">In order t</text:span><text:span text:style-name="T31">o </text:span><text:span text:style-name="T35">install a suitable Cywin please do</text:span><text:span text:style-name="T31">:</text:span></text:p>
      <text:p text:style-name="P13"/>
      <text:p text:style-name="P100"><text:span text:style-name="T31">Download </text:span><text:span text:style-name="T48">setup-x86_64.exe</text:span><text:span text:style-name="T31"> from the Cywin site at </text:span><text:span text:style-name="T52">https://www.cygwin.com/</text:span></text:p>
      <text:p text:style-name="P13">I recommend to store <text:span text:style-name="T47">setup-x86_64.exe</text:span> in a local folder say </text:p>
      <text:p text:style-name="P13"><text:span text:style-name="T47"><text:tab/>Documents\CYGWIN_SETUP</text:span>. </text:p>
      <text:p text:style-name="P13">Execute <text:s/><text:span text:style-name="T47">setup-x86_64.exe</text:span></text:p>
      <text:p text:style-name="P13"><text:span text:style-name="T64">For the available c</text:span>hoices during the installation, <text:span text:style-name="T56">please take the defaults</text:span>:<text:tab/></text:p>
      <text:p text:style-name="P13">Source:<text:tab/><text:tab/><text:tab/>Install from Internet</text:p>
      <text:p text:style-name="P2"><text:span text:style-name="T76">Root Install Directory:<text:tab/></text:span><text:a xlink:type="simple" xlink:href="../../../../../../c:/cygwin64" text:style-name="Internet_20_link" text:visited-style-name="Visited_20_Internet_20_Link"><text:span text:style-name="T76">c:\cygwin64</text:span></text:a></text:p>
      <text:p text:style-name="P13">Local Package Directory<text:tab/><text:span text:style-name="T47">Documents\CYGWIN_SETUP<text:tab/></text:span><text:span text:style-name="T53">Make it identical to </text:span></text:p>
      <text:p text:style-name="P13"><text:span text:style-name="T53"><text:tab/><text:tab/><text:tab/><text:tab/><text:tab/><text:tab/><text:tab/><text:tab/><text:tab/></text:span><text:span text:style-name="T47">setup-x86_64.exe</text:span><text:span text:style-name="T53"> location </text:span></text:p>
      <text:p text:style-name="P103">Internet Connection<text:tab/><text:tab/>Use System Proxy settings</text:p>
      <text:p text:style-name="P103">Download site<text:tab/><text:tab/><text:tab/>any site with fast connection; ftp or http does not matter</text:p>
      <text:p text:style-name="P103">Select packages<text:tab/><text:tab/>Initially do not select anything that deviates from the defaults</text:p>
      <text:p text:style-name="P103"/>
      <text:p text:style-name="P14">Despite the various internet sites, the post processing of cygwin tends to be very slow.</text:p>
      <text:p text:style-name="P14">So once you get to the </text:p>
      <text:p text:style-name="P14">z/perp<text:span text:style-name="T55">e</text:span>tual</text:p>
      <text:p text:style-name="P14">0p_000_autorebase.dash</text:p>
      <text:p text:style-name="P104">screen, please be patient.</text:p>
      <text:p text:style-name="P103"/>
      <text:p text:style-name="P15">The <text:span text:style-name="T54">DISCUS_SUITE </text:span>compilation requires several <text:span text:style-name="T55">additional</text:span> libraries <text:span text:style-name="T55">beyond the default</text:span>, especially their development versions, not all of them may be installed automatically. Some of these libraries might be present on your system with different version numbers or slightly different names/paths, please be flexible:</text:p>
      <text:p text:style-name="P15"/>
      <text:p text:style-name="P13">Execute <text:s/><text:span text:style-name="T47">setup-x86_64.exe</text:span></text:p>
      <text:p text:style-name="P6">On the Select Packages screen select the View: <text:span text:style-name="T51">Category</text:span></text:p>
      <text:p text:style-name="P6"/>
      <text:p text:style-name="P6">To select the required packages, the most efficient way, is probably to search for them in the Search input icon. Cygwin will display categories w<text:span text:style-name="T64">here</text:span> the text that you entered into the search icon is found. With this please select:</text:p>
      <text:p text:style-name="P6"/>
      <text:p text:style-name="P6">Search string<text:tab/><text:tab/>Category<text:tab/>Select packages:</text:p>
      <text:p text:style-name="P6">cmake<text:tab/><text:tab/><text:tab/>Devel<text:tab/><text:tab/>cmake<text:tab/><text:tab/><text:tab/>! <text:span text:style-name="T57">Nice build environment</text:span></text:p>
      <text:p text:style-name="P6"><text:tab/><text:tab/><text:tab/><text:tab/><text:tab/>cmake-gui<text:tab/><text:tab/>! <text:span text:style-name="T57">Nice gui for cmake</text:span></text:p>
      <text:p text:style-name="P16">gcc-core<text:tab/><text:tab/>Devel<text:tab/><text:tab/>gcc-core<text:tab/><text:tab/>! Basic GNU compilers</text:p>
      <text:p text:style-name="P17">gcc-fortran<text:tab/><text:tab/>Devel<text:tab/><text:tab/>gcc-gfortran<text:tab/><text:tab/>! Fortran compiler</text:p>
      <text:p text:style-name="P16">gfortran<text:tab/><text:tab/>Libs<text:tab/><text:tab/>libgfortran4<text:tab/><text:tab/>! Fortran</text:p>
      <text:p text:style-name="P18">gcc-g++<text:tab/><text:tab/><text:span text:style-name="T57">Devel<text:tab/><text:tab/>gcc-g++<text:tab/></text:span><text:tab/>! C++ compiler</text:p>
      <text:p text:style-name="P19">make<text:tab/><text:tab/><text:tab/><text:span text:style-name="T57">Devel<text:tab/><text:tab/>make<text:tab/><text:tab/><text:tab/></text:span>! The gnu make utility</text:p>
      <text:p text:style-name="P18">gccmakedep<text:tab/><text:tab/><text:span text:style-name="T57">Devel<text:tab/><text:tab/>gccmakedep<text:tab/><text:tab/></text:span>! Make Dependency tool</text:p>
      <text:p text:style-name="P20"><text:span text:style-name="T57">readline<text:tab/><text:tab/>Libs<text:tab/><text:tab/></text:span>libreadline-devel<text:tab/>! Readline development version</text:p>
      <text:p text:style-name="P20"><text:tab/><text:tab/><text:tab/><text:tab/><text:tab/><text:span text:style-name="T57">libreadline7<text:tab/><text:tab/>! Should be in state “Keep” by now</text:span></text:p>
      <text:p text:style-name="P15"><text:tab/><text:tab/><text:tab/><text:tab/><text:tab/><text:tab/><text:tab/><text:tab/>! Needed for command editing,</text:p>
      <text:p text:style-name="P15"><text:tab/><text:tab/><text:tab/><text:tab/><text:tab/><text:tab/><text:tab/><text:tab/>! <text:span text:style-name="T16">Version 7 or higher</text:span></text:p>
      <text:p text:style-name="P6"/>
      <text:p text:style-name="P6"/>
      <text:p text:style-name="P123">Search string<text:tab/><text:tab/>Category<text:tab/>Select packages:</text:p>
      <text:p text:style-name="P15"><text:span text:style-name="T57">png<text:tab/><text:tab/><text:tab/>Libs<text:tab/><text:tab/></text:span>libpng-devel<text:tab/><text:tab/>! PNG Graphics library</text:p>
      <text:p text:style-name="P15"><text:tab/><text:tab/><text:tab/><text:tab/><text:tab/>libpng<text:span text:style-name="T16">16</text:span>-devel<text:tab/>! PNG Graphics library<text:span text:style-name="T16"> </text:span></text:p>
      <text:p text:style-name="P20"><text:tab/><text:tab/><text:tab/><text:tab/><text:tab/><text:tab/><text:tab/><text:tab/>! Version 16 or current highest...</text:p>
      <text:p text:style-name="P20"><text:tab/><text:tab/><text:tab/><text:tab/><text:tab/>libpng16<text:tab/><text:tab/>! PNG run time library</text:p>
      <text:p text:style-name="P20"><text:tab/><text:tab/><text:tab/><text:tab/><text:tab/><text:tab/><text:tab/><text:tab/>! Version 16 or current highest...</text:p>
      <text:p text:style-name="P15"><text:span text:style-name="T58">libX11-devel<text:tab/><text:tab/>Libs<text:tab/><text:tab/></text:span>libX11-devel<text:tab/><text:tab/>! X11 development library</text:p>
      <text:p text:style-name="P20"><text:span text:style-name="T58">libX11<text:tab/><text:tab/><text:tab/>Libs<text:tab/><text:tab/></text:span>libX11_6<text:tab/><text:tab/>! X11 core library</text:p>
      <text:p text:style-name="P21"><text:span text:style-name="T58">xterm<text:tab/><text:tab/><text:tab/>X11<text:tab/><text:tab/></text:span>xterm<text:tab/><text:tab/><text:tab/>! X-window program</text:p>
      <text:p text:style-name="P26"><text:span text:style-name="T58">xinit<text:tab/><text:tab/><text:tab/>X11<text:tab/><text:tab/></text:span>xinit<text:tab/><text:tab/><text:tab/>! X11 startup</text:p>
      <text:p text:style-name="P27">dejavu<text:tab/><text:tab/><text:tab/>X11<text:tab/><text:tab/>dejavu-fonts<text:tab/><text:tab/>! True type fonts </text:p>
      <text:p text:style-name="P28"><text:span text:style-name="T59">zlib<text:tab/><text:tab/><text:tab/>Libs<text:tab/><text:tab/></text:span>zlib<text:tab/><text:tab/><text:tab/>! gzip compression</text:p>
      <text:p text:style-name="P29">openmpi<text:tab/><text:tab/><text:span text:style-name="T60">Libs<text:tab/><text:tab/>openmpi<text:tab/><text:tab/>! Basic OpenMPI</text:span></text:p>
      <text:p text:style-name="P29"><text:span text:style-name="T60"><text:tab/><text:tab/><text:tab/><text:tab/><text:tab/>libopenmpi40<text:tab/><text:tab/></text:span>! DIFFUSE needs this for parallel</text:p>
      <text:p text:style-name="P29"><text:tab/><text:tab/><text:tab/><text:tab/><text:tab/><text:tab/><text:tab/><text:tab/>! processing</text:p>
      <text:p text:style-name="P15"><text:span text:style-name="T26"><text:tab/><text:tab/><text:tab/><text:tab/><text:tab/>libopenmpi-devel</text:span><text:tab/>! DIFFUSE needs this for parallel</text:p>
      <text:p text:style-name="P15"><text:tab/><text:tab/><text:tab/><text:tab/><text:tab/><text:tab/><text:tab/><text:tab/>! processing</text:p>
      <text:p text:style-name="P30">ssh<text:tab/><text:tab/><text:tab/>Net<text:tab/><text:tab/>openssh<text:tab/><text:tab/>! Secure shell</text:p>
      <text:p text:style-name="P32">zip<text:tab/><text:tab/><text:tab/>Archive<text:tab/>zip<text:tab/><text:tab/><text:tab/>! Compression</text:p>
      <text:p text:style-name="P32"><text:tab/><text:tab/><text:tab/><text:tab/><text:tab/>unzip<text:tab/><text:tab/><text:tab/>! Reverse compression</text:p>
      <text:p text:style-name="P34">ghostscript<text:tab/><text:tab/>Graphics<text:tab/>ghostscript<text:tab/><text:tab/>! Ghostscript interpreter</text:p>
      <text:p text:style-name="P36">rgb<text:tab/><text:tab/><text:tab/>X11<text:tab/><text:tab/>rgb<text:tab/><text:tab/><text:tab/>! RGB data base</text:p>
      <text:p text:style-name="P15"/>
      <text:p text:style-name="P15"/>
      <text:p text:style-name="P15">Optional Libraries</text:p>
      <text:p text:style-name="P15">Python<text:tab/><text:tab/>!<text:span text:style-name="T65"> Make sure that you install Python 3.* only</text:span></text:p>
      <text:p text:style-name="P15"><text:tab/><text:tab/><text:tab/>! <text:span text:style-name="T65">Forget about Python2.* There are nasty incompatibilities between </text:span></text:p>
      <text:p text:style-name="P15"><text:tab/><text:tab/><text:tab/>! <text:span text:style-name="T70">Python2 and Python3. </text:span></text:p>
      <text:p text:style-name="P15">NeXuS<text:tab/><text:tab/>! In the future DISCUS will use this for 3D data</text:p>
      <text:p text:style-name="P15"/>
      <text:p text:style-name="P14"/>
      <text:p text:style-name="P38">Once all these packages have been installed, you are ready for the DIFFUSE_CODE installation itself.</text:p>
      <text:p text:style-name="P38"/>
      <text:p text:style-name="P10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10"/>
      <text:p text:style-name="P12">See the UNIX section for a very short introduction.</text:p>
      <text:p text:style-name="P38"/>
      <text:p text:style-name="P39">Make sure you start a new Cygwin64 Terminal after the installation of Cygwin has finished.</text:p>
      <text:p text:style-name="P39">At the first time use, the bashrc files will be copied to your home directory. Please close the Cygwin terminal and open a new one again to ensure that paths and environment variables are properly set.</text:p>
      <text:p text:style-name="P39"/>
      <text:p text:style-name="P99"/>
      <text:p text:style-name="P125">Installation:</text:p>
      <text:p text:style-name="P41"/>
      <text:p text:style-name="P42"/>
      <text:p text:style-name="P101"><text:span text:style-name="T22">One touch</text:span><text:span text:style-name="T21"> </text:span><text:span text:style-name="T22">i</text:span><text:span text:style-name="T21">nstallation</text:span> </text:p>
      <text:p text:style-name="P43"/>
      <text:p text:style-name="P40">Make sure you start a new Cygwin64 Terminal after the installation of Cygwin has finished.</text:p>
      <text:p text:style-name="P40">At the first time use, the bashrc files will be copied to your home directory. Please close the Cygwin terminal and open a new one again to ensure that paths and environment variables are properly set.</text:p>
      <text:p text:style-name="P40"/>
      <text:p text:style-name="P43">Copy the current DISCUS_<text:span text:style-name="T28">INSTALLATION_</text:span>CYGWIN.tar.gz to your home directory</text:p>
      <text:p text:style-name="P63"/>
      <text:p text:style-name="P105">cp /cygdrive/c/Users/your_name/Downloads/DISCUS_<text:span text:style-name="T27">INSTALLATION_</text:span>CYGWIN.tar.gz $HOME </text:p>
      <text:p text:style-name="P63"/>
      <text:p text:style-name="P64">If necessary adjust the source path...</text:p>
      <text:p text:style-name="P64"/>
      <text:p text:style-name="P64">Unpack this archive:</text:p>
      <text:p text:style-name="P64"/>
      <text:p text:style-name="P109"><text:tab/><text:span text:style-name="T28">cd $HOME</text:span></text:p>
      <text:p text:style-name="P109"><text:tab/>tar -zxf DISCUS_CYGWIN.tar.gz</text:p>
      <text:p text:style-name="P43"/>
      <text:p text:style-name="P43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 </text:p>
      <text:p text:style-name="P43">Copy the current source code archive into this directory</text:p>
      <text:p text:style-name="P45">The archive is called DiffuseCode-V.M.P.tar.gz, where V.M.P stands for the major Version, the Minor version and the Patch numbers, currently 5.<text:span text:style-name="T45">29</text:span>.<text:span text:style-name="T46">0</text:span></text:p>
      <text:p text:style-name="P43"/>
      <text:p text:style-name="P105"><text:tab/>cd $HOME/DI<text:span text:style-name="T63">FF</text:span>US<text:span text:style-name="T63">E</text:span>_INSTALL </text:p>
      <text:p text:style-name="P105"><text:tab/>cp /cygdrive/c/Users/your_name/Downloads/D<text:span text:style-name="T1">iffuseCode-5.28.0</text:span>.tar.gz . </text:p>
      <text:p text:style-name="P64"/>
      <text:p text:style-name="P64">Install <text:span text:style-name="T61">everything including the </text:span>PGPLOT <text:s/><text:span text:style-name="T61">library </text:span>by running the shell script <text:span text:style-name="T61">install_discus_suite</text:span>.sh:</text:p>
      <text:p text:style-name="P64"/>
      <text:p text:style-name="P64"><text:tab/><text:span text:style-name="T3">./</text:span><text:span text:style-name="T7">install_discus_suite</text:span><text:span text:style-name="T2">.sh </text:span><text:span text:style-name="T12">DiffuseCode-5.29.0.tar.gz</text:span></text:p>
      <text:p text:style-name="P64"/>
      <text:p text:style-name="P70">Close Cygwin and restart, as <text:span text:style-name="T63">a line has been appended to </text:span>the file ‘.bashrc’ to define the PGPLOT environment variables.</text:p>
      <text:p text:style-name="P70">Start the discus_suite with</text:p>
      <text:p text:style-name="P70"/>
      <text:p text:style-name="P70"><text:tab/><text:span text:style-name="T10">discus_</text:span><text:span text:style-name="T2">suite</text:span><text:span text:style-name="T4">.sh</text:span></text:p>
      <text:p text:style-name="P64"/>
      <text:p text:style-name="P73">Alternatively, if and only if you do not need graphics, you can also run</text:p>
      <text:p text:style-name="P71"/>
      <text:p text:style-name="P71"><text:tab/><text:span text:style-name="T9">d</text:span><text:span text:style-name="T2">iscus_suite</text:span><text:span text:style-name="T4">.</text:span><text:span text:style-name="T8">exe</text:span></text:p>
      <text:p text:style-name="P65"/>
      <text:p text:style-name="P74">If you prefer a Linux like environment, that has access to X-windows, start the shell script <text:span text:style-name="T47">/bin/</text:span><text:span text:style-name="T49">xenv_suite.sh</text:span><text:span text:style-name="T43">. Within this run </text:span><text:span text:style-name="T49">suite_discus.exe</text:span><text:span text:style-name="T43"> or any other x-program. </text:span></text:p>
      <text:p text:style-name="P72"/>
      <text:p text:style-name="P72"><text:tab/><text:span text:style-name="T2">/</text:span><text:span text:style-name="T9">bin/</text:span><text:span text:style-name="T10">xenv</text:span><text:span text:style-name="T2">_suite</text:span><text:span text:style-name="T4">.</text:span><text:span text:style-name="T11">sh</text:span></text:p>
      <text:p text:style-name="P66"/>
      <text:p text:style-name="P74">The advantage of this <text:span text:style-name="T71">X-</text:span>terminal like environment is that you can start the discus_suite as a parallel process. See the DIFFEV manual for full details. To run a parallel (refinement) process type within the xterm, created by <text:span text:style-name="T49">suite_discus.exe</text:span> <text:s/><text:span text:style-name="T63">A possible command within the x-terminal might be:</text:span></text:p>
      <text:p text:style-name="P74"><text:soft-page-break/></text:p>
      <text:p text:style-name="P119"><text:tab/><text:span text:style-name="T63">mpiexec -np 4 discus</text:span>_suite_<text:span text:style-name="T66">parallel.exe -macro refine.mac</text:span></text:p>
      <text:p text:style-name="P120"/>
      <text:p text:style-name="P75">For Cygwin, we compile two versions, <text:span text:style-name="T67">discus_suite.exe</text:span> and <text:span text:style-name="T67">discus_suite_parallel.exe</text:span>. As the startup of MPI seems to be slow on many Windows versions, the non-parallel version can be used for many applications and will be much faster at startup. Unfortunately this requires to have the second version <text:span text:style-name="T67">discus_suite_parallel.exe</text:span> with a different name. </text:p>
      <text:p text:style-name="P74"/>
      <text:p text:style-name="P76">Best define an alias within your <text:span text:style-name="T41">$HOME/</text:span>.bashrc:</text:p>
      <text:p text:style-name="P76"/>
      <text:p text:style-name="P81"><text:tab/><text:span text:style-name="T5">alias discus_suite=/bin/d</text:span><text:span text:style-name="T4">iscus_</text:span><text:span text:style-name="T2">suite.sh</text:span></text:p>
      <text:p text:style-name="P81"><text:span text:style-name="T2"><text:tab/></text:span><text:span text:style-name="T5">alias kuplot=/bin/</text:span><text:span text:style-name="T2">kuplot.sh</text:span></text:p>
      <text:p text:style-name="P67"/>
      <text:p text:style-name="P67"/>
      <text:p text:style-name="P70">Enjoy !</text:p>
      <text:p text:style-name="P77"/>
      <text:p text:style-name="P78"><text:span text:style-name="T62">In the unlikely event that </text:span>errors might <text:span text:style-name="T62">have </text:span>occur<text:span text:style-name="T62">red</text:span>, try to check with the more detailed instructions on the following pages. <text:span text:style-name="T62">Ensure that cygwin is exactly installed as detailed on the last pages. </text:span></text:p>
      <text:p text:style-name="P78"/>
      <text:p text:style-name="P129"><text:span text:style-name="T23">Editors</text:span><text:span text:style-name="T21">:</text:span></text:p>
      <text:p text:style-name="P82"/>
      <text:p text:style-name="P83">If you do not feel comfortable with the unix editor “vi”, you can actually use your favorite Windows based editor program like wordpad or notepad++. Do NOT use OpenOffice or other text processing utilities. If you use wordpad, keep in mind that this is a Windows type program which does not entrust you with any intelligence of your own and usually attempts to add an extension “.txt” to the file. <text:span text:style-name="T29">You do not want this to happen. </text:span>Something like notepad++ or similar ed<text:span text:style-name="T29">i</text:span>tor programs do<text:span text:style-name="T72">es</text:span> a much better job. </text:p>
      <text:p text:style-name="P83"/>
      <text:p text:style-name="P83">If installed under the default path you will find all of the cygwin stuff at:</text:p>
      <text:p text:style-name="P83"><text:tab/><text:span text:style-name="T2">c:\cygwin</text:span><text:tab/>or </text:p>
      <text:p text:style-name="P83"><text:tab/><text:span text:style-name="T2">c:\cygwin64</text:span></text:p>
      <text:p text:style-name="P83"/>
      <text:p text:style-name="P83">You user files will be in the folder “home” and then your Windows account name. <text:span text:style-name="T29">Your home directory will therefore be:</text:span></text:p>
      <text:p text:style-name="P83"/>
      <text:p text:style-name="P83"><text:tab/><text:span text:style-name="T2">c:\cygwin64</text:span><text:span text:style-name="T6">\home\YOUR_NAME</text:span></text:p>
      <text:p text:style-name="P83"/>
      <text:p text:style-name="P82">with YOUR_NAME properly replaced. </text:p>
      <text:p text:style-name="P82"/>
      <text:p text:style-name="P82">Notepad++ does recognize the presence of hidden files i.e. files that start with a dot : “.”</text:p>
      <text:p text:style-name="P82"/>
      <text:p text:style-name="P82">System files will be in all of the other folders, be careful!</text:p>
      <text:p text:style-name="P83"/>
      <text:p text:style-name="P83"/>
      <text:p text:style-name="P83"/>
      <text:p text:style-name="P128"><text:span text:style-name="T40">UNIX</text:span>:</text:p>
      <text:p text:style-name="P83"/>
      <text:p text:style-name="P97">Important Unix commands</text:p>
      <text:p text:style-name="P98">• man &lt;command&gt;</text:p>
      <text:p text:style-name="P98"><text:tab/>Display information (=manual) for command &lt;command&gt;</text:p>
      <text:p text:style-name="P98">• info &lt;command&gt;</text:p>
      <text:p text:style-name="P98"><text:tab/>Display information for command &lt;command&gt;, modern version</text:p>
      <text:p text:style-name="P98">• ls</text:p>
      <text:p text:style-name="P98"><text:tab/>List the content of a directory</text:p>
      <text:p text:style-name="P98">• cd [&lt;PATH&gt;/]&lt;dirname&gt;</text:p>
      <text:p text:style-name="P98"><text:tab/>Change into another directory</text:p>
      <text:p text:style-name="P98">• cp &lt;from&gt; &lt;to&gt;</text:p>
      <text:p text:style-name="P98"><text:tab/>copy a file from to</text:p>
      <text:p text:style-name="P98">• mkdir [&lt;PATH&gt;/]&lt;dirname&gt;</text:p>
      <text:p text:style-name="P98"><text:tab/>create a new directory</text:p>
      <text:p text:style-name="P98">• rmdir [&lt;PATH&gt;/]&lt;dirname&gt;</text:p>
      <text:p text:style-name="P98"><text:tab/>removes a directory</text:p>
      <text:p text:style-name="P98">• rm &lt;name&gt;</text:p>
      <text:p text:style-name="P98"><text:tab/>removes a file called &lt;name&gt;.</text:p>
      <text:p text:style-name="P98"/>
      <text:p text:style-name="P98">Warning: Unix usually does NOT ask: ”do you want to do this?, are you sure?, do you</text:p>
      <text:p text:style-name="P98">really want to do this?” ! What’s gone is gone!</text:p>
      <text:p text:style-name="P98">Most of the commands offer many more options. Just try it out, in many cases a parameter</text:p>
      <text:p text:style-name="P94"><text:span text:style-name="T38">”- help” will give a short summary of the ava</text:span><text:span text:style-name="T39">i</text:span><text:span text:style-name="T38">lable options.</text:span></text:p>
      <text:p text:style-name="P98"/>
      <text:p text:style-name="P98">Examples</text:p>
      <text:p text:style-name="P98"><text:tab/>ls -a <text:tab/><text:tab/><text:tab/>List all files, that includes hidden files</text:p>
      <text:p text:style-name="P98"><text:tab/>ls -l <text:tab/><text:tab/><text:tab/>list a long listing that includes many details</text:p>
      <text:p text:style-name="P98"><text:tab/>ls -R <text:tab/><text:tab/><text:tab/>list recursively into sub directories as well</text:p>
      <text:p text:style-name="P98"/>
      <text:p text:style-name="P98">Unix offers many possibilities to work in a flexible manner with file names:</text:p>
      <text:p text:style-name="P98"><text:tab/>*<text:tab/><text:tab/><text:tab/>character string of any length</text:p>
      <text:p text:style-name="P98"><text:tab/>?<text:tab/><text:tab/><text:tab/>exactly one character</text:p>
      <text:p text:style-name="P98"><text:tab/>[a-z,A-Z]<text:tab/><text:tab/>a character from interval a-z or A-Z. You may provide a</text:p>
      <text:p text:style-name="P98"><text:tab/><text:tab/><text:tab/><text:tab/>single interval as well, and also a range of numbers.</text:p>
      <text:p text:style-name="P98">Examples</text:p>
      <text:p text:style-name="P98"><text:tab/>ls *.mac <text:tab/><text:tab/>List all files that end in ".mac"</text:p>
      <text:p text:style-name="P98"><text:tab/>ls data.0[0-9]1 <text:tab/>List all files called data.001, data.011, to data.091</text:p>
      <text:p text:style-name="P98"><text:tab/><text:tab/><text:tab/><text:tab/>files called data.002 etc. are omitted</text:p>
      <text:p text:style-name="P94"><text:span text:style-name="T38">If you start a program that will open its own window, it is often convenient to add a space and then the ”&amp;” sign after the command name as in: ”emacs &amp;”. This allows you to cont</text:span><text:span text:style-name="T39">i</text:span><text:span text:style-name="T38">nue to use the command line window from which you started the program, which would otherwise be blocked by the program.</text:span></text:p>
      <text:p text:style-name="P98"/>
      <text:p text:style-name="P84"/>
      <text:p text:style-name="P130"/>
      <text:p text:style-name="P85">More detailed installation instructions.</text:p>
      <text:p text:style-name="P79"/>
      <text:p text:style-name="P68"><text:tab/></text:p>
      <text:p text:style-name="P61">PGPLOT Library</text:p>
      <text:p text:style-name="P22">Install the PGPLOT library:</text:p>
      <text:p text:style-name="P41"/>
      <text:p text:style-name="P41">PGPLOT library needs the files:</text:p>
      <text:p text:style-name="P41">libpgplot.a</text:p>
      <text:p text:style-name="P41">libpgplot.so</text:p>
      <text:p text:style-name="P47">libcpgplot.a</text:p>
      <text:p text:style-name="P41">grfont.dat</text:p>
      <text:p text:style-name="P41">pgxwin_server</text:p>
      <text:p text:style-name="P41"/>
      <text:p text:style-name="P41"><text:span text:style-name="T19">I</text:span>n the directory <text:span text:style-name="T63">that is defined within ccmake as the variable:</text:span> PGPLOT_INCLUDE_DIR you need the files:</text:p>
      <text:p text:style-name="P41">cpgplot.h</text:p>
      <text:p text:style-name="P41">grpckg1.inc</text:p>
      <text:p text:style-name="P41">pgplot.inc</text:p>
      <text:p text:style-name="P41">pgxwin_server</text:p>
      <text:p text:style-name="P41"/>
      <text:p text:style-name="P48">Its best to keep these in the same directory as the library, ”/usr/local/pgplot”</text:p>
      <text:p text:style-name="P41"/>
      <text:p text:style-name="P131"/>
      <text:p text:style-name="P41"/>
      <text:p text:style-name="P41">Manual installation of LIBPGPLOT:</text:p>
      <text:p text:style-name="P41"/>
      <text:p text:style-name="P44">Copy the current DISCUS_<text:span text:style-name="T28">INSTALLATION_</text:span>CYGWIN.tar.gz to your home directory</text:p>
      <text:p text:style-name="P86"/>
      <text:p text:style-name="P106">cp /cygdrive/c/Users/your_name/Downloads/DISCUS_<text:span text:style-name="T27">INSTALLATION_</text:span>CYGWIN.tar.gz $HOME </text:p>
      <text:p text:style-name="P86"/>
      <text:p text:style-name="P69">If necessary adjust the source path...</text:p>
      <text:p text:style-name="P69"/>
      <text:p text:style-name="P69">Unpack this archive:</text:p>
      <text:p text:style-name="P69"/>
      <text:p text:style-name="P110"><text:tab/><text:span text:style-name="T28">cd $HOME</text:span></text:p>
      <text:p text:style-name="P110"><text:tab/>tar -zxf DISCUS_CYGWIN.tar.gz</text:p>
      <text:p text:style-name="P44"/>
      <text:p text:style-name="P44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</text:p>
      <text:p text:style-name="P49"/>
      <text:p text:style-name="P49">Change to this directory and unpack the archive DIFFUSE_CODE_pgplot.tar.gz</text:p>
      <text:p text:style-name="P49"/>
      <text:p text:style-name="P49"><text:tab/><text:span text:style-name="T13">cd $HOME/DIFFUSE_INSTALL</text:span></text:p>
      <text:p text:style-name="P49"><text:span text:style-name="T14"><text:tab/></text:span><text:span text:style-name="T13">tar -zxf DIFFUSE_CODE_pgplot.tar.gz</text:span></text:p>
      <text:p text:style-name="P23"/>
      <text:p text:style-name="P24"><text:span text:style-name="T73">You will now have two new directories: </text:span><text:span text:style-name="T68">pgplot</text:span><text:span text:style-name="T73"> and </text:span><text:span text:style-name="T68">src/pgplot</text:span><text:span text:style-name="T73">. Move these to their correct locations:</text:span></text:p>
      <text:p text:style-name="P24"/>
      <text:p text:style-name="P121"><text:tab/><text:span text:style-name="T73">mv pgplot /usr/local</text:span></text:p>
      <text:p text:style-name="P122"><text:tab/>mv src/pgplot usr/local/src/</text:p>
      <text:p text:style-name="P86"/>
      <text:p text:style-name="P87"><text:soft-page-break/>Switch to /usr/local/pgplot <text:span text:style-name="T42">and for a standard installation run make:</text:span></text:p>
      <text:p text:style-name="P87"/>
      <text:p text:style-name="P107"><text:tab/>cd /usr/local/pgplot</text:p>
      <text:p text:style-name="P111"><text:tab/>make</text:p>
      <text:p text:style-name="P111"><text:tab/>make cpg</text:p>
      <text:p text:style-name="P111"><text:tab/>make clean</text:p>
      <text:p text:style-name="P87"/>
      <text:p text:style-name="P89">If you use the „bash“ then </text:p>
      <text:p text:style-name="P89"/>
      <text:p text:style-name="P89"><text:span text:style-name="T19">E</text:span>dit/<text:span text:style-name="T17">create </text:span><text:s/>“/etc/profile.<text:span text:style-name="T17">d</text:span>/profile.local” to contain:</text:p>
      <text:p text:style-name="P89"/>
      <text:p text:style-name="P89"><text:s/></text:p>
      <text:p text:style-name="P89"><text:tab/>PGPLOT_DIR=/usr/local/pgplot</text:p>
      <text:p text:style-name="P89"><text:tab/>PGPLOT_DEV=/XWINDOW</text:p>
      <text:p text:style-name="P90"><text:tab/>PGPLOT_FONT=/usr/local/pgplot/grfont.dat</text:p>
      <text:p text:style-name="P89"><text:tab/>export PGPLOT_DIR</text:p>
      <text:p text:style-name="P89"><text:tab/>export PGPLOT_DEV</text:p>
      <text:p text:style-name="P90"><text:tab/>export PGPLOT_FONT</text:p>
      <text:p text:style-name="P89"/>
      <text:p text:style-name="P89">Edit your local ".basrc", add at end:</text:p>
      <text:p text:style-name="P89"><text:tab/>source /etc/profile.d/profile.local</text:p>
      <text:p text:style-name="P89"/>
      <text:p text:style-name="P87"/>
      <text:p text:style-name="P92">The following instructions are needed only if you want to change graphic drivers. </text:p>
      <text:p text:style-name="P92">If you want to add additional graphics drivers, edit the file <text:span text:style-name="T67">drivers.list</text:span> in <text:span text:style-name="T67">/usr/local/pgplot</text:span> and then</text:p>
      <text:p text:style-name="P87"><text:span text:style-name="T42">make the makefile</text:span>:</text:p>
      <text:p text:style-name="P88"/>
      <text:p text:style-name="P112"><text:tab/>cd /usr/local/pgplot</text:p>
      <text:p text:style-name="P112"><text:tab/><text:span text:style-name="T74">vi drivers.list</text:span></text:p>
      <text:p text:style-name="P113"><text:s text:c="12"/><text:span text:style-name="T44">/usr/ocal/src/pgplot/makemake /usr/local/src/pgplot/makemake linux gfortran_gcc</text:span></text:p>
      <text:p text:style-name="P108"><text:tab/></text:p>
      <text:p text:style-name="P93"/>
      <text:p text:style-name="P88"><text:span text:style-name="T17">If you have a newer version of the PNG library, then c</text:span>opy some png include files into /usr/local/pgplot. <text:span text:style-name="T17">Templates from libpng16 are included in the patch.</text:span><text:tab/></text:p>
      <text:p text:style-name="P88"/>
      <text:p text:style-name="P108"><text:tab/>cp /<text:span text:style-name="T17">usr/include</text:span>/libpng<text:span text:style-name="T17">16</text:span>/png*.h /usr/local/pgplot</text:p>
      <text:p text:style-name="P108"><text:tab/>cp /<text:span text:style-name="T17">usr/include</text:span>/<text:span text:style-name="T17">zlib</text:span>.h /usr/local/pgplot</text:p>
      <text:p text:style-name="P108"><text:tab/>cp /<text:span text:style-name="T17">usr/include</text:span>/<text:span text:style-name="T17">zconf</text:span>.h /usr/local/pgplot</text:p>
      <text:p text:style-name="P93"/>
      <text:p text:style-name="P93"/>
      <text:p text:style-name="P93"><text:span text:style-name="T19">R</text:span>un makefile with: </text:p>
      <text:p text:style-name="P93"/>
      <text:p text:style-name="P112"><text:tab/>make</text:p>
      <text:p text:style-name="P112"><text:tab/>make cpg</text:p>
      <text:p text:style-name="P112"><text:tab/>make clean</text:p>
      <text:p text:style-name="P80"/>
      <text:p text:style-name="P93">If you use the „bash“ then </text:p>
      <text:p text:style-name="P93"/>
      <text:p text:style-name="P93"><text:span text:style-name="T19">E</text:span>dit/<text:span text:style-name="T17">create </text:span><text:s/>“/etc/profile.<text:span text:style-name="T17">d</text:span>/profile.local” to contain:</text:p>
      <text:p text:style-name="P93"/>
      <text:p text:style-name="P93"><text:soft-page-break/><text:s/></text:p>
      <text:p text:style-name="P93"><text:tab/>PGPLOT_DIR=/usr/local/pgplot</text:p>
      <text:p text:style-name="P93"><text:tab/>PGPLOT_DEV=/XWINDOW</text:p>
      <text:p text:style-name="P91"><text:tab/>PGPLOT_FONT=/usr/local/pgplot/grfont.dat</text:p>
      <text:p text:style-name="P93"><text:tab/>export PGPLOT_DIR</text:p>
      <text:p text:style-name="P93"><text:tab/>export PGPLOT_DEV</text:p>
      <text:p text:style-name="P91"><text:tab/>export PGPLOT_FONT</text:p>
      <text:p text:style-name="P93"/>
      <text:p text:style-name="P93">Edit your local ".basrc", add at end:</text:p>
      <text:p text:style-name="P93"><text:tab/>source /etc/profile.d/profile.local</text:p>
      <text:p text:style-name="P93"/>
      <text:p text:style-name="P93"/>
      <text:p text:style-name="P25"/>
      <text:p text:style-name="P62"/>
      <text:p text:style-name="P126">Installation DISCUS:</text:p>
      <text:p text:style-name="P3"/>
      <text:p text:style-name="P50"><text:span text:style-name="T19">C</text:span>opy the source code archive <text:span text:style-name="T75">DiffuseCode-V.M.P.tar.gz</text:span> to a suitable directory and unpack:</text:p>
      <text:p text:style-name="P3"/>
      <text:p text:style-name="P114"><text:tab/>mkdir -p $HOME/develop</text:p>
      <text:p text:style-name="P114"><text:tab/>cp D<text:span text:style-name="T74">iffuseCode-V.M.P.tar.gz</text:span> $HOME/develop</text:p>
      <text:p text:style-name="P114"><text:tab/>cd $HOME/develop</text:p>
      <text:p text:style-name="P114"><text:tab/>tar -zxf <text:s/>D<text:span text:style-name="T74">iffiseCode-V.M.P</text:span>.tar.gz</text:p>
      <text:p text:style-name="P46"/>
      <text:p text:style-name="P47"/>
      <text:p text:style-name="P3"><text:span text:style-name="T19">C</text:span>reate a „build“ directory, and change to build directory:</text:p>
      <text:p text:style-name="P3"/>
      <text:p text:style-name="P114"><text:tab/>mkdir -p $HOME/develop/DiffuseBuild</text:p>
      <text:p text:style-name="P114"><text:tab/>cd $HOME/develop/DiffuseBuild</text:p>
      <text:p text:style-name="P3"/>
      <text:p text:style-name="P3"><text:span text:style-name="T19">E</text:span>xecute ccmake with source code directory as parameter.</text:p>
      <text:p text:style-name="P3">ccmake should open a graphical interface:</text:p>
      <text:p text:style-name="P3"/>
      <text:p text:style-name="P114"><text:tab/>ccmake ../DiffuseCode</text:p>
      <text:p text:style-name="P3"/>
      <text:p text:style-name="P3">ccmake operates mostly via one letter commands, the main are:</text:p>
      <text:p text:style-name="P3">c<text:tab/>for configure</text:p>
      <text:p text:style-name="P3">e<text:tab/>exit the message screen</text:p>
      <text:p text:style-name="P3">g<text:tab/>to generate the make files and exit ccmake </text:p>
      <text:p text:style-name="P3"/>
      <text:p text:style-name="P3">In ccmake toggle OFF the options:</text:p>
      <text:p text:style-name="P3">DIFFEV_MPI, DIFFUSE_PYTHON, DISCUS_CUDA, DISCUS_NEXUS, DISCUS_OMP</text:p>
      <text:p text:style-name="P3"/>
      <text:p text:style-name="P51">Its best to toggle DIFFEV_MPI on, but this requires MPI to be installed.</text:p>
      <text:p text:style-name="P51"/>
      <text:p text:style-name="P3"><text:span text:style-name="T19">P</text:span>ress „t“ to toggle to advanced mode. Go down with cursor and inspect pgplot settings.</text:p>
      <text:p text:style-name="P3"><text:span text:style-name="T19">T</text:span>hey should point to the directory in which the pgplot library is found:</text:p>
      <text:p text:style-name="P3">/usr/local/pgplot OR may be: /usr/local/lib64/pgplot <text:s/></text:p>
      <text:p text:style-name="P52">If you installed the pgplot library as above and created the entries in /etc/profile/profile.local and in $(HOME)/.bashrc, the pgplot library should be found correctly. <text:span text:style-name="T20">Pay attention to the PGPLOT_DIR entry, as it tends to remain empty!</text:span></text:p>
      <text:p text:style-name="P3"/>
      <text:p text:style-name="P3">To edit an entry hit the „Enter key“ then type or change text.</text:p>
      <text:p text:style-name="P3"/>
      <text:p text:style-name="P3">ccmake wants an entry for „CMAKE_BUILD_TYPE“, edit this field ad leave it blank.</text:p>
      <text:p text:style-name="P3"/>
      <text:p text:style-name="P3">Once done hit „c“ to configure ccmake</text:p>
      <text:p text:style-name="P3">You will get an info screen with hopefully no error messages.</text:p>
      <text:p text:style-name="P3">If errors are listed, type „e“ and then „q“ and fix the error</text:p>
      <text:p text:style-name="P3"/>
      <text:p text:style-name="P3">If no errors occur hit „e“ to leave the info screen</text:p>
      <text:p text:style-name="P3">Hit „g“ to generate the actual make files and to exit ccmake</text:p>
      <text:p text:style-name="P3"/>
      <text:p text:style-name="P3"><text:span text:style-name="T19">T</text:span>hen you need to compile the program, type without options</text:p>
      <text:p text:style-name="P3"/>
      <text:p text:style-name="P114"><text:soft-page-break/><text:tab/>make</text:p>
      <text:p text:style-name="P3"/>
      <text:p text:style-name="P3">If this worked out without error messages you can install DISCUS, DIFFEV etc.</text:p>
      <text:p text:style-name="P114"><text:tab/>make install</text:p>
      <text:p text:style-name="P3"/>
      <text:p text:style-name="P3"/>
      <text:p text:style-name="P3">To clean up, type </text:p>
      <text:p text:style-name="P3"/>
      <text:p text:style-name="P3"><text:span text:style-name="T2"><text:tab/>make clean</text:span> </text:p>
      <text:p text:style-name="P53"/>
      <text:p text:style-name="P53"/>
      <text:p text:style-name="P51">Go back to the installation source directory DI<text:span text:style-name="T63">FF</text:span>US<text:span text:style-name="T63">E</text:span>_INSTALL <text:span text:style-name="T64">(see one touch installation)</text:span></text:p>
      <text:p text:style-name="P54"/>
      <text:p text:style-name="P115"><text:tab/>cd $HOME/<text:span text:style-name="T24">DISCUS_INSTALL</text:span></text:p>
      <text:p text:style-name="P53"/>
      <text:p text:style-name="P53"><text:span text:style-name="T19">C</text:span>opy the shell script<text:span text:style-name="T24">s</text:span> <text:span text:style-name="T63">from SHELLS </text:span>into the global bin directory:</text:p>
      <text:p text:style-name="P53"/>
      <text:p text:style-name="P115"><text:tab/>cp <text:span text:style-name="T63">SHELLS/* </text:span>/bin/</text:p>
      <text:p text:style-name="P115"/>
      <text:p text:style-name="P56"/>
      <text:p text:style-name="P53">Start a new CYGWIN64 window and you should be able to use discus, diffev, mixscat simply by typing the corresponding name. </text:p>
      <text:p text:style-name="P115"><text:tab/>discus</text:p>
      <text:p text:style-name="P115"><text:tab/>diffev</text:p>
      <text:p text:style-name="P115"><text:tab/>mixscat</text:p>
      <text:p text:style-name="P53">Start kuplot via</text:p>
      <text:p text:style-name="P116"><text:tab/><text:span text:style-name="T24">/</text:span>bin/kuplot.sh &amp;</text:p>
      <text:p text:style-name="P115"><text:tab/><text:span text:style-name="T24">/bin/discus_suite.sh &amp;</text:span></text:p>
      <text:p text:style-name="P53"/>
      <text:p text:style-name="P51">Alternativ<text:span text:style-name="T63">e</text:span>ly create an alias within your $HOME/.bashrc:</text:p>
      <text:p text:style-name="P51"/>
      <text:p text:style-name="P117"><text:tab/><text:span text:style-name="T24">alias kuplot=</text:span>/bin/kuplot.sh</text:p>
      <text:p text:style-name="P117"><text:tab/><text:span text:style-name="T24">alias discus_suite=</text:span>/<text:span text:style-name="T24">bin/discus_suite.sh</text:span></text:p>
      <text:p text:style-name="P51"/>
      <text:p text:style-name="P53">Enjoy!</text:p>
      <text:p text:style-name="P53"/>
      <text:p text:style-name="P124"/>
      <text:p text:style-name="P127">Prepare Windows installation <text:span text:style-name="T25">( for development team only)</text:span></text:p>
      <text:p text:style-name="P55"/>
      <text:p text:style-name="P31">I<text:span text:style-name="T69">n</text:span> addition to the components for a CYGWIN installation, we need <text:span text:style-name="T69">installed in </text:span>addition installed:</text:p>
      <text:p text:style-name="P31"/>
      <text:p text:style-name="P7">Search string<text:tab/><text:tab/>Category<text:tab/>Select packages:</text:p>
      <text:p text:style-name="P31">ssh<text:tab/><text:tab/><text:tab/>Net<text:tab/><text:tab/>openssh<text:tab/><text:tab/>! Secure shell</text:p>
      <text:p text:style-name="P33">zip<text:tab/><text:tab/><text:tab/>Archive<text:tab/>zip<text:tab/><text:tab/><text:tab/>! Compression</text:p>
      <text:p text:style-name="P33"><text:tab/><text:tab/><text:tab/><text:tab/><text:tab/>unzip<text:tab/><text:tab/><text:tab/>! Reverse compression</text:p>
      <text:p text:style-name="P33">Xm4<text:tab/><text:tab/><text:tab/>X11<text:tab/><text:tab/>libXm4<text:tab/><text:tab/>! ?</text:p>
      <text:p text:style-name="P33">paper<text:tab/><text:tab/><text:tab/>Libs<text:tab/><text:tab/>libpaper1<text:tab/><text:tab/>! Paper handling</text:p>
      <text:p text:style-name="P33"><text:tab/><text:tab/><text:tab/><text:tab/><text:tab/>libpaper-common<text:tab/>! Paper handling</text:p>
      <text:p text:style-name="P35">ghostscript<text:tab/><text:tab/>Graphics<text:tab/>ghostscript<text:tab/><text:tab/>! Ghostscript interpreter</text:p>
      <text:p text:style-name="P37">gsm<text:tab/><text:tab/><text:tab/>Libs<text:tab/><text:tab/>libgsm1<text:tab/><text:tab/>!? Speech recognition?</text:p>
      <text:p text:style-name="P37">rgb<text:tab/><text:tab/><text:tab/>X11<text:tab/><text:tab/>rgb<text:tab/><text:tab/><text:tab/>! RGB data base</text:p>
      <text:p text:style-name="P8"/>
      <text:p text:style-name="P55">place “CREATE_DISCUS64.tar.gz” into your <text:span text:style-name="T25">development </text:span>directory, go there and unpack:</text:p>
      <text:p text:style-name="P55"/>
      <text:p text:style-name="P118"><text:tab/>cd $HOME/<text:span text:style-name="T25">develop</text:span></text:p>
      <text:p text:style-name="P118"><text:tab/>tar -zxf C<text:span text:style-name="T18">REATE</text:span>_DISCUS64.tar.gz</text:p>
      <text:p text:style-name="P55"/>
      <text:p text:style-name="P55">Change to the development directory, run the shell script to create a Windows version</text:p>
      <text:p text:style-name="P55"/>
      <text:p text:style-name="P55"><text:tab/>cd $HOME/develop/Create_DISCUS64</text:p>
      <text:p text:style-name="P55"><text:tab/>./create_discus_64.sh</text:p>
      <text:p text:style-name="P55"/>
      <text:p text:style-name="P57">Use Inno setup to create the distribution.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255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guide DISCUS_SUITE for Cygwin, Version 5.31 <text:tab/></text:span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9-01-28T17:09:01.069975610</dc:date>
    <meta:editing-duration>P1DT6H46M20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4" meta:paragraph-count="296" meta:word-count="2257" meta:character-count="15367" meta:non-whitespace-character-count="13005"/>
  </office:meta>
</office:document-meta>
</file>